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02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3.1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.6535in" svg:height="4.7244in" svg:x="0in" svg:y="2.6551in">
            <draw:object draw:notify-on-update-of-ranges="Sheet1.A2:Sheet1.A13 Sheet1.D1:Sheet1.D1 Sheet1.D2:Sheet1.D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Decade</text:p>
          </table:table-cell>
          <table:table-cell office:value-type="string">
            <text:p>Places Mentioned</text:p>
          </table:table-cell>
          <table:table-cell office:value-type="string">
            <text:p>Number of Letters</text:p>
          </table:table-cell>
          <table:table-cell office:value-type="string">
            <text:p>Ratio of Places Mentioned to Number of Letters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75">
            <text:p>75</text:p>
          </table:table-cell>
          <table:table-cell office:value-type="float" office:value="64">
            <text:p>64</text:p>
          </table:table-cell>
          <table:table-cell table:formula="of:=[.B2]/[.C2]" office:value-type="float" office:value="1.171875">
            <text:p>1.171875</text:p>
          </table:table-cell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111">
            <text:p>111</text:p>
          </table:table-cell>
          <table:table-cell office:value-type="float" office:value="51">
            <text:p>51</text:p>
          </table:table-cell>
          <table:table-cell table:formula="of:=[.B3]/[.C3]" office:value-type="float" office:value="2.17647058823529">
            <text:p>2.1764705882</text:p>
          </table:table-cell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table:formula="of:=[.B4]/[.C4]" office:value-type="float" office:value="1.92307692307692">
            <text:p>1.9230769231</text:p>
          </table:table-cell>
        </table:table-row>
        <table:table-row table:style-name="ro1">
          <table:table-cell office:value-type="float" office:value="1830">
            <text:p>1830</text:p>
          </table:table-cell>
          <table:table-cell office:value-type="float" office:value="576">
            <text:p>576</text:p>
          </table:table-cell>
          <table:table-cell office:value-type="float" office:value="205">
            <text:p>205</text:p>
          </table:table-cell>
          <table:table-cell table:formula="of:=[.B5]/[.C5]" office:value-type="float" office:value="2.80975609756098">
            <text:p>2.8097560976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385">
            <text:p>385</text:p>
          </table:table-cell>
          <table:table-cell office:value-type="float" office:value="126">
            <text:p>126</text:p>
          </table:table-cell>
          <table:table-cell table:formula="of:=[.B6]/[.C6]" office:value-type="float" office:value="3.05555555555556">
            <text:p>3.0555555556</text:p>
          </table:table-cell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360">
            <text:p>360</text:p>
          </table:table-cell>
          <table:table-cell office:value-type="float" office:value="156">
            <text:p>156</text:p>
          </table:table-cell>
          <table:table-cell table:formula="of:=[.B7]/[.C7]" office:value-type="float" office:value="2.30769230769231">
            <text:p>2.3076923077</text:p>
          </table:table-cell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1039">
            <text:p>1039</text:p>
          </table:table-cell>
          <table:table-cell office:value-type="float" office:value="377">
            <text:p>377</text:p>
          </table:table-cell>
          <table:table-cell table:formula="of:=[.B8]/[.C8]" office:value-type="float" office:value="2.75596816976127">
            <text:p>2.7559681698</text:p>
          </table:table-cell>
        </table:table-row>
        <table:table-row table:style-name="ro1">
          <table:table-cell office:value-type="float" office:value="1870">
            <text:p>1870</text:p>
          </table:table-cell>
          <table:table-cell office:value-type="float" office:value="1270">
            <text:p>1270</text:p>
          </table:table-cell>
          <table:table-cell office:value-type="float" office:value="490">
            <text:p>490</text:p>
          </table:table-cell>
          <table:table-cell table:formula="of:=[.B9]/[.C9]" office:value-type="float" office:value="2.59183673469388">
            <text:p>2.5918367347</text:p>
          </table:table-cell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1351">
            <text:p>1351</text:p>
          </table:table-cell>
          <table:table-cell office:value-type="float" office:value="580">
            <text:p>580</text:p>
          </table:table-cell>
          <table:table-cell table:formula="of:=[.B10]/[.C10]" office:value-type="float" office:value="2.32931034482759">
            <text:p>2.3293103448</text:p>
          </table:table-cell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995">
            <text:p>995</text:p>
          </table:table-cell>
          <table:table-cell office:value-type="float" office:value="377">
            <text:p>377</text:p>
          </table:table-cell>
          <table:table-cell table:formula="of:=[.B11]/[.C11]" office:value-type="float" office:value="2.63925729442971">
            <text:p>2.6392572944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1247">
            <text:p>1247</text:p>
          </table:table-cell>
          <table:table-cell office:value-type="float" office:value="397">
            <text:p>397</text:p>
          </table:table-cell>
          <table:table-cell table:formula="of:=[.B12]/[.C12]" office:value-type="float" office:value="3.14105793450882">
            <text:p>3.1410579345</text:p>
          </table:table-cell>
        </table:table-row>
        <table:table-row table:style-name="ro1">
          <table:table-cell office:value-type="float" office:value="1910">
            <text:p>1910</text:p>
          </table:table-cell>
          <table:table-cell office:value-type="float" office:value="247">
            <text:p>247</text:p>
          </table:table-cell>
          <table:table-cell office:value-type="float" office:value="75">
            <text:p>75</text:p>
          </table:table-cell>
          <table:table-cell table:formula="of:=[.B13]/[.C13]" office:value-type="float" office:value="3.29333333333333">
            <text:p>3.2933333333</text:p>
          </table:table-cell>
        </table:table-row>
        <table:table-row table:style-name="ro2">
          <table:table-cell office:value-type="string">
            <text:p>unkown</text:p>
          </table:table-cell>
          <table:table-cell office:value-type="float" office:value="239">
            <text:p>239</text:p>
          </table:table-cell>
          <table:table-cell office:value-type="float" office:value="140">
            <text:p>140</text:p>
          </table:table-cell>
          <table:table-cell table:formula="of:=[.B14]/[.C14]" office:value-type="float" office:value="1.70714285714286">
            <text:p>1.7071428571</text:p>
          </table:table-cell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1T14:52:22</meta:creation-date>
    <dc:date>2014-06-11T15:08:28</dc:date>
    <meta:editing-duration>PT56S</meta:editing-duration>
    <meta:editing-cycles>1</meta:editing-cycles>
    <meta:document-statistic meta:table-count="3" meta:cell-count="56" meta:object-count="1"/>
    <meta:generator>LibreOffice/3.5$Linux_X86_64 LibreOffice_project/350m1$Build-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61cm" svg:height="12.001cm" xlink:href=".." xlink:type="simple" chart:class="chart:line" chart:style-name="ch1">
        <chart:title svg:x="8.856cm" svg:y="0.376cm" chart:style-name="ch2">
          <text:p>Ratio of Places mentioned to number of letters</text:p>
        </chart:title>
        <chart:subtitle svg:x="11.7cm" svg:y="1.395cm" chart:style-name="ch3">
          <text:p>Analysis By Decade</text:p>
        </chart:subtitle>
        <chart:legend chart:legend-position="end" svg:x="18.414cm" svg:y="5.701cm" style:legend-expansion="high" chart:style-name="ch4"/>
        <chart:plot-area chart:style-name="ch5" table:cell-range-address="Sheet1.A2:Sheet1.A13 Sheet1.D1:Sheet1.D13" chart:data-source-has-labels="both" svg:x="1.552cm" svg:y="2.558cm" svg:width="15.78cm" svg:height="8.222cm">
          <chartooo:coordinate-region svg:x="2.279cm" svg:y="2.757cm" svg:width="14.681cm" svg:height="7.376cm"/>
          <chart:axis chart:dimension="x" chart:name="primary-x" chart:style-name="ch6" chartooo:axis-type="auto">
            <chartooo:date-scale/>
            <chart:title svg:x="8.737cm" svg:y="11.02cm" chart:style-name="ch7">
              <text:p>Decades</text:p>
            </chart:title>
            <chart:categories table:cell-range-address="Sheet1.A2:Sheet1.A13"/>
            <chart:grid chart:style-name="ch8" chart:class="major"/>
          </chart:axis>
          <chart:axis chart:dimension="y" chart:name="primary-y" chart:style-name="ch6">
            <chart:title svg:x="0.451cm" svg:y="7.573cm" chart:style-name="ch9">
              <text:p>Ratio Value</text:p>
            </chart:title>
          </chart:axis>
          <chart:series chart:style-name="ch10" chart:values-cell-range-address="Sheet1.D2:Sheet1.D13" chart:label-cell-address="Sheet1.D1:Sheet1.D1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 of Places Mentioned to Number of Letter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800">
                <text:p>1800</text:p>
                <draw:g>
                  <svg:desc>Sheet1.A2:Sheet1.A13</svg:desc>
                </draw:g>
              </table:table-cell>
              <table:table-cell office:value-type="float" office:value="1.171875">
                <text:p>1.171875</text:p>
                <draw:g>
                  <svg:desc>Sheet1.D2:Sheet1.D13</svg:desc>
                </draw:g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2.17647058823529">
                <text:p>2.17647058823529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float" office:value="1830">
                <text:p>1830</text:p>
              </table:table-cell>
              <table:table-cell office:value-type="float" office:value="2.80975609756098">
                <text:p>2.80975609756098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3.05555555555556">
                <text:p>3.05555555555556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2.30769230769231">
                <text:p>2.30769230769231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2.75596816976127">
                <text:p>2.75596816976127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2.59183673469388">
                <text:p>2.59183673469388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2.32931034482759">
                <text:p>2.32931034482759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2.63925729442971">
                <text:p>2.63925729442971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3.14105793450882">
                <text:p>3.14105793450882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3.29333333333333">
                <text:p>3.29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